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20" style:apply-style-name="_32_0以上赤" style:base-cell-address="out2.A1"/>
      <style:map style:condition="cell-content()&gt;10" style:apply-style-name="_31_0以上黄" style:base-cell-address="out2.A1"/>
      <style:map style:condition="cell-content()&gt;4" style:apply-style-name="_34_以上緑" style:base-cell-address="out2.A1"/>
    </style:style>
    <style:style style:name="ce2" style:family="table-cell" style:parent-style-name="Default">
      <style:map style:condition="cell-content()&gt;20" style:apply-style-name="_32_0以上赤" style:base-cell-address="out2.A1"/>
      <style:map style:condition="cell-content()&gt;10" style:apply-style-name="_31_0以上黄" style:base-cell-address="out2.A1"/>
      <style:map style:condition="cell-content()&gt;4" style:apply-style-name="_34_以上緑" style:base-cell-address="out2.A1"/>
    </style:style>
  </office:automatic-styles>
  <office:body>
    <office:spreadsheet>
      <table:calculation-settings table:automatic-find-labels="false" table:use-regular-expressions="false" table:use-wildcards="true"/>
      <table:table table:name="out2" table:style-name="ta1">
        <table:table-column table:style-name="co1" table:number-columns-repeated="141" table:default-cell-style-name="ce2"/>
        <table:table-column table:style-name="co2" table:number-columns-repeated="12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2" table:default-cell-style-name="ce2"/>
        <table:table-column table:style-name="co2" table:number-columns-repeated="9" table:default-cell-style-name="ce2"/>
        <table:table-column table:style-name="co1" table:number-columns-repeated="6" table:default-cell-style-name="ce2"/>
        <table:table-column table:style-name="co3" table:number-columns-repeated="3" table:default-cell-style-name="ce2"/>
        <table:table-column table:style-name="co1" table:number-columns-repeated="6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1" table:number-columns-repeated="15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3" table:number-columns-repeated="3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number-columns-repeated="2" table:default-cell-style-name="ce2"/>
        <table:table-column table:style-name="co1" table:number-columns-repeated="9" table:default-cell-style-name="ce2"/>
        <table:table-column table:style-name="co3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1" table:number-columns-repeated="26" table:default-cell-style-name="ce2"/>
        <table:table-column table:style-name="co2" table:default-cell-style-name="ce2"/>
        <table:table-column table:style-name="co1" table:number-columns-repeated="9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number-columns-repeated="3" table:default-cell-style-name="ce2"/>
        <table:table-column table:style-name="co1" table:number-columns-repeated="15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2" table:number-columns-repeated="7" table:default-cell-style-name="ce2"/>
        <table:table-column table:style-name="co1" table:number-columns-repeated="16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1" table:number-columns-repeated="238" table:default-cell-style-name="ce2"/>
        <table:table-column table:style-name="co4" table:number-columns-repeated="384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63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6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2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2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2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2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30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2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2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0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6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7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0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0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0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0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0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0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1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7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1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1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1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0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1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0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1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1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0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3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3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3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6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5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5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5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5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5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5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0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5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4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4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4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4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4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2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0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2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0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3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4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4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5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3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5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5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5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2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8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5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8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2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2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2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8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2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29"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0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0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06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1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1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1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7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1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8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39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0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39" office:value-type="float" office:value="0" calcext:value-type="float">
            <text:p>0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1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5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5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5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7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5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8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4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5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5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5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3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2" office:value-type="float" office:value="0" calcext:value-type="float">
            <text:p>0</text:p>
          </table:table-cell>
          <table:table-cell table:number-columns-repeated="384"/>
        </table:table-row>
        <table:table-row table:style-name="ro1">
          <table:table-cell table:number-columns-repeated="1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9" office:value-type="float" office:value="0" calcext:value-type="float">
            <text:p>0</text:p>
          </table:table-cell>
          <table:table-cell table:number-columns-repeated="384"/>
        </table:table-row>
        <table:table-row table:style-name="ro1" table:number-rows-repeated="104817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out2.A1:out2.A1">
            <calcext:condition calcext:apply-style-name="20以上赤" calcext:value="&gt;20" calcext:base-cell-address="out2.A1"/>
            <calcext:condition calcext:apply-style-name="10以上黄" calcext:value="&gt;10" calcext:base-cell-address="out2.A1"/>
            <calcext:condition calcext:apply-style-name="4以上緑" calcext:value="&gt;4" calcext:base-cell-address="out2.A1"/>
          </calcext:conditional-format>
          <calcext:conditional-format calcext:target-range-address="out2.A1:out2.AMJ1048576">
            <calcext:condition calcext:apply-style-name="20以上赤" calcext:value="&gt;20" calcext:base-cell-address="out2.A1"/>
            <calcext:condition calcext:apply-style-name="10以上黄" calcext:value="&gt;10" calcext:base-cell-address="out2.A1"/>
            <calcext:condition calcext:apply-style-name="4以上緑" calcext:value="&gt;4" calcext:base-cell-address="out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以上赤" style:display-name="20以上赤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_31_0以上黄" style:display-name="10以上黄" style:family="table-cell" style:parent-style-name="Default">
      <style:table-cell-properties fo:background-color="#ffff00"/>
    </style:style>
    <style:style style:name="_34_以上緑" style:display-name="4以上緑" style:family="table-cell" style:parent-style-name="Default">
      <style:table-cell-properties fo:background-color="#afd095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14:09:40.807000000</dc:date>
    <meta:editing-duration>PT2M30S</meta:editing-duration>
    <meta:editing-cycles>1</meta:editing-cycles>
    <meta:document-statistic meta:table-count="1" meta:cell-count="256640" meta:object-count="0"/>
    <meta:generator>LibreOffice/6.1.3.2$Windows_X86_64 LibreOffice_project/86daf60bf00efa86ad547e59e09d6bb77c699acb</meta:generator>
  </office:meta>
</office:document-meta>
</file>